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1d4a08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1319f" officeooo:paragraph-rsid="0051319f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5177a7" officeooo:paragraph-rsid="005177a7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8" style:family="paragraph" style:parent-style-name="Heading_20_2" style:list-style-name="">
      <style:text-properties officeooo:rsid="001de5be" officeooo:paragraph-rsid="001de5be"/>
    </style:style>
    <style:style style:name="P9" style:family="paragraph" style:parent-style-name="Heading_20_2">
      <style:paragraph-properties fo:break-before="page"/>
      <style:text-properties officeooo:rsid="001de5be" officeooo:paragraph-rsid="001de5be"/>
    </style:style>
    <style:style style:name="P10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396476"/>
    </style:style>
    <style:style style:name="T2" style:family="text">
      <style:text-properties officeooo:rsid="00548185"/>
    </style:style>
    <style:style style:name="T3" style:family="text">
      <style:text-properties officeooo:rsid="00253ea3"/>
    </style:style>
    <style:style style:name="T4" style:family="text">
      <style:text-properties officeooo:rsid="0051319f"/>
    </style:style>
    <style:style style:name="T5" style:family="text">
      <style:text-properties officeooo:rsid="005640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1.</text:span><text:span text:style-name="T2">1</text:span></text:p>
      <text:h text:style-name="Heading_20_2" text:outline-level="2">AIM</text:h>
      <text:p text:style-name="P2"><text:span text:style-name="T3">To </text:span><text:span text:style-name="T4">develop lexical analyzer using C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Define token type and names. For C, we are considering Keywords, Identifiers, Integer constants, String literals, Operators, Punctuators, Compiler directives and token representing end of input.</text:p>
        </text:list-item>
        <text:list-item>
          <text:p text:style-name="P5">Define arrays containing list of operators, keywords, and punctuators.</text:p>
        </text:list-item>
        <text:list-item>
          <text:p text:style-name="P5">Define helper function isInteger to verify whether a string is a valid integer.</text:p>
        </text:list-item>
        <text:list-item>
          <text:p text:style-name="P5">Define helper function isPunctuator to verify whether a character is a punctuator.</text:p>
        </text:list-item>
        <text:list-item>
          <text:p text:style-name="P5">Define helper function isKeyword to verify whether a string is a keyword.</text:p>
        </text:list-item>
        <text:list-item>
          <text:p text:style-name="P5">Define helper function isOperator to verify whether a string is an operator.</text:p>
        </text:list-item>
        <text:list-item>
          <text:p text:style-name="P5">Use the above functions to define helper function identifierParse to determine if a given buffer contains a keyword, integer constant, a valid identifier, or is unknown.</text:p>
        </text:list-item>
        <text:list-item>
          <text:p text:style-name="P5">Define function getToken to extract token from stdin as follows:</text:p>
          <text:list>
            <text:list-item>
              <text:p text:style-name="P5">Reset the buffer.</text:p>
            </text:list-item>
            <text:list-item>
              <text:p text:style-name="P5">Read characters one by one using getchar and do the following:</text:p>
              <text:list>
                <text:list-item>
                  <text:p text:style-name="P5">If current caracter is EOF:</text:p>
                  <text:list>
                    <text:list-item>
                      <text:p text:style-name="P5">If buffer is empty, return END token.</text:p>
                    </text:list-item>
                    <text:list-item>
                      <text:p text:style-name="P5">Else, parse buffer and return token using identifierParse function.</text:p>
                    </text:list-item>
                  </text:list>
                </text:list-item>
                <text:list-item>
                  <text:p text:style-name="P5">If the input is at a newline starting from #, this indicates a compiler directive.</text:p>
                  <text:list>
                    <text:list-item>
                      <text:p text:style-name="P5">Read the whole line and store in buffer.</text:p>
                    </text:list-item>
                    <text:list-item>
                      <text:p text:style-name="P5">Return DIRECTIVE token.</text:p>
                    </text:list-item>
                  </text:list>
                </text:list-item>
                <text:list-item>
                  <text:p text:style-name="P5">If the current character is a punctuator:</text:p>
                  <text:list>
                    <text:list-item>
                      <text:p text:style-name="P5">If buffer is empty, store punctuator in buffer and return PUNCTUATOR token.</text:p>
                    </text:list-item>
                    <text:list-item>
                      <text:p text:style-name="P5">Else, move input pointer backward and parse and return current contents of the buffer using identifierParse.</text:p>
                    </text:list-item>
                  </text:list>
                </text:list-item>
                <text:list-item>
                  <text:p text:style-name="P6"><text:soft-page-break/>If current character is white space:</text:p>
                  <text:list>
                    <text:list-item>
                      <text:p text:style-name="P6">If buffer is empty, ignore the character and go to next iteration of the loop.</text:p>
                    </text:list-item>
                    <text:list-item>
                      <text:p text:style-name="P6">Else, <text:span text:style-name="T4">parse and return current contents of the buffer using identifierParse.</text:span></text:p>
                    </text:list-item>
                  </text:list>
                </text:list-item>
                <text:list-item>
                  <text:p text:style-name="P6">If the current character is a forward slash:</text:p>
                  <text:list>
                    <text:list-item>
                      <text:p text:style-name="P6">Look ahead one character to see if this is beginning of a comment.</text:p>
                    </text:list-item>
                    <text:list-item>
                      <text:p text:style-name="P6">If next character is a ‘/’, then read till newline and skip the characters.</text:p>
                    </text:list-item>
                    <text:list-item>
                      <text:p text:style-name="P6">If next character is a ‘*’, read till “*/” is encountered and skip the characters.</text:p>
                    </text:list-item>
                    <text:list-item>
                      <text:p text:style-name="P6">If no comment is found, move input pointer backward so the next character can be processed as usual. Otherwise, go to next iteration of the loop.</text:p>
                    </text:list-item>
                  </text:list>
                </text:list-item>
                <text:list-item>
                  <text:p text:style-name="P6">Add current character to buffer.</text:p>
                </text:list-item>
                <text:list-item>
                  <text:p text:style-name="P6">If buffer contains a valid operator:</text:p>
                  <text:list>
                    <text:list-item>
                      <text:p text:style-name="P6">Read into buffer toll it contains at least 3 characters (The maximum length of an operator)</text:p>
                    </text:list-item>
                    <text:list-item>
                      <text:p text:style-name="P6">Remove last character and move input pointer backward until the buffer has a valid operator.</text:p>
                    </text:list-item>
                    <text:list-item>
                      <text:p text:style-name="P6">This ensures that larger operators are considered first.</text:p>
                    </text:list-item>
                  </text:list>
                </text:list-item>
                <text:list-item>
                  <text:p text:style-name="P6">If the current character is a double quote:</text:p>
                  <text:list>
                    <text:list-item>
                      <text:p text:style-name="P6">Read characters and store in buffer till another double quote character is encountered.</text:p>
                    </text:list-item>
                    <text:list-item>
                      <text:p text:style-name="P6">Return token STRING_LITERAL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Create main function to continuously get tokens until TOKEN_END is returned and print the type and value of each token.</text:p>
        </text:list-item>
        <text:list-item>
          <text:p text:style-name="P7">Stop</text:p>
        </text:list-item>
      </text:list>
      <text:h text:style-name="P8" text:outline-level="2"/>
      <text:h text:style-name="P9" text:outline-level="2">RESULT</text:h>
      <text:p text:style-name="P10">Successfully <text:span text:style-name="T5">performed lexical analysis of given C progra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8-18T11:35:27.845035719</dc:date>
    <meta:editing-duration>PT5H43M5S</meta:editing-duration>
    <meta:editing-cycles>28</meta:editing-cycles>
    <meta:generator>LibreOffice/25.2.5.2$Linux_X86_64 LibreOffice_project/520$Build-2</meta:generator>
    <meta:document-statistic meta:table-count="0" meta:image-count="0" meta:object-count="0" meta:page-count="3" meta:paragraph-count="45" meta:word-count="479" meta:character-count="2801" meta:non-whitespace-character-count="2405"/>
  </office:meta>
</office:document-meta>
</file>